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292BA0C83A4.png" manifest:media-type="image/png"/>
  <manifest:file-entry manifest:full-path="Pictures/10000000000006BC0000044AB14DF839.png" manifest:media-type="image/png"/>
  <manifest:file-entry manifest:full-path="Pictures/100000000000044000000458BF4454DD.png" manifest:media-type="image/png"/>
  <manifest:file-entry manifest:full-path="Pictures/10000000000004B0000002744A0F785C.png" manifest:media-type="image/png"/>
  <manifest:file-entry manifest:full-path="Pictures/10000000000004B0000004F100A13ACE.png" manifest:media-type="image/png"/>
  <manifest:file-entry manifest:full-path="Pictures/1000000000000640000006EC0349DD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018cm" loext:decorative="false"/>
      <style:paragraph-properties style:writing-mode="lr-tb"/>
    </style:style>
    <style:style style:name="pr1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4.22cm" svg:height="15.749cm" svg:x="6.892cm" svg:y="-0.007cm">
          <draw:image xlink:href="Pictures/1000000000000640000006EC0349DD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1" draw:layer="layout" svg:width="14.939cm" svg:height="15.749cm" svg:x="6.532cm" svg:y="0.016cm">
          <draw:image xlink:href="Pictures/10000000000004B0000004F100A13ACE.png" xlink:type="simple" xlink:show="embed" xlink:actuate="onLoad" draw:mime-type="image/png">
            <text:p/>
          </draw:image>
        </draw:frame>
        <draw:frame draw:style-name="gr3" draw:text-style-name="P3" draw:layer="layout" svg:width="24.655cm" svg:height="0.963cm" svg:x="1cm" svg:y="3.537cm">
          <draw:text-box>
            <text:p>https://www.visualcapitalist.com/charted-global-government-debt-hits-111-trillion-2025/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1" draw:text-style-name="P1" draw:layer="layout" svg:width="27.999cm" svg:height="14.652cm" svg:x="0.002cm" svg:y="0.565cm">
          <draw:image xlink:href="Pictures/10000000000004B0000002744A0F785C.png" xlink:type="simple" xlink:show="embed" xlink:actuate="onLoad" draw:mime-type="image/png">
            <text:p/>
          </draw:image>
        </draw:frame>
        <draw:frame draw:style-name="gr3" draw:text-style-name="P3" draw:layer="layout" svg:width="28.009cm" svg:height="0.963cm" svg:x="-0.002cm" svg:y="7.41cm">
          <draw:text-box>
            <text:p>https://www.visualcapitalist.com/wp-content/uploads/2026/04/39Trillion_US_Debt_SHARE-1.webp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draw:style-name="gr1" draw:text-style-name="P1" draw:layer="layout" svg:width="24.728cm" svg:height="15.749cm" svg:x="1.662cm" svg:y="-0.008cm">
          <draw:image xlink:href="Pictures/10000000000006BC0000044AB14DF839.png" xlink:type="simple" xlink:show="embed" xlink:actuate="onLoad" draw:mime-type="image/png">
            <text:p/>
          </draw:image>
        </draw:frame>
        <draw:frame draw:style-name="gr3" draw:text-style-name="P3" draw:layer="layout" svg:width="18.412cm" svg:height="0.963cm" svg:x="0.088cm" svg:y="6.5cm">
          <draw:text-box>
            <text:p>https://x.com/VWAPmag/status/2044177334396166198/photo/1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draw:style-name="gr4" draw:text-style-name="P4" draw:layer="layout" svg:width="15.409cm" svg:height="15.749cm" svg:x="6.321cm" svg:y="0.015cm">
          <draw:image xlink:href="Pictures/100000000000044000000458BF4454DD.png" xlink:type="simple" xlink:show="embed" xlink:actuate="onLoad" draw:mime-type="image/png">
            <text:p/>
          </draw:image>
        </draw:frame>
        <draw:frame draw:style-name="gr3" draw:text-style-name="P3" draw:layer="layout" svg:width="22.632cm" svg:height="0.963cm" svg:x="2.71cm" svg:y="7.409cm">
          <draw:text-box>
            <text:p>https://pbs.twimg.com/media/HGI6Gn0bAAAo8bm?format=jpg&amp;name=medium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frame draw:style-name="gr4" draw:text-style-name="P4" draw:layer="layout" svg:width="16.275cm" svg:height="15.749cm" svg:x="5.888cm" svg:y="0.015cm">
          <draw:image xlink:href="Pictures/10000000000002A800000292BA0C83A4.png" xlink:type="simple" xlink:show="embed" xlink:actuate="onLoad" draw:mime-type="image/png">
            <text:p/>
          </draw:image>
        </draw:frame>
        <draw:frame draw:style-name="gr5" draw:text-style-name="P6" draw:layer="layout" svg:width="27.915cm" svg:height="1.268cm" svg:x="0.069cm" svg:y="7.256cm">
          <draw:text-box>
            <text:p text:style-name="P5">RWA（現実世界の資産）実世界資産、実世界資産300万（4。7兆円）実世界資産 株・債券・金・美術品などの価値のトークン化で、24時間365日、世界中から少額投資が可能に。Web3 伝統金融 這いずりまうやうやうやうやうや</text:p>
          </draw:text-box>
        </draw:frame>
        <draw:frame draw:style-name="gr3" draw:text-style-name="P3" draw:layer="layout" svg:width="22.207cm" svg:height="0.963cm" svg:x="2.793cm" svg:y="9cm">
          <draw:text-box>
            <text:p>https://pbs.twimg.com/media/HGMAL5NbsAANqlG?format=png&amp;name=small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7:05:49.129860978</meta:creation-date>
    <meta:editing-duration>PT4M10S</meta:editing-duration>
    <meta:editing-cycles>3</meta:editing-cycles>
    <meta:generator>LibreOffice/26.2.2.2$Linux_X86_64 LibreOffice_project/620$Build-2</meta:generator>
    <dc:date>2026-04-18T22:54:05.348512467</dc:date>
    <meta:document-statistic meta:object-count="45"/>
  </office:meta>
</office:document-meta>
</file>